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loext:graphic-properties draw:fill-hatch-name="hatch"/>
      <style:paragraph-properties fo:margin-left="0in" fo:margin-right="0in" fo:text-indent="0in" style:auto-text-indent="false">
        <style:tab-stops/>
      </style:paragraph-properties>
      <style:text-properties officeooo:paragraph-rsid="0038b8a8"/>
    </style:style>
    <style:style style:name="P2" style:family="paragraph" style:parent-style-name="Preformatted_20_Text">
      <style:text-properties officeooo:paragraph-rsid="003b5c83"/>
    </style:style>
    <style:style style:name="P3" style:family="paragraph" style:parent-style-name="Preformatted_20_Text">
      <style:text-properties style:font-name="Liberation Sans" fo:font-size="14pt" fo:font-weight="bold" style:font-size-asian="14pt" style:font-weight-asian="bold" style:font-size-complex="14pt" style:font-weight-complex="bold"/>
    </style:style>
    <style:style style:name="P4" style:family="paragraph" style:parent-style-name="Preformatted_20_Text">
      <style:text-properties style:font-name="Liberation Sans"/>
    </style:style>
    <style:style style:name="P5" style:family="paragraph" style:parent-style-name="Preformatted_20_Text">
      <style:text-properties style:font-name="Liberation Sans" officeooo:rsid="0036e69d" officeooo:paragraph-rsid="0036e69d"/>
    </style:style>
    <style:style style:name="P6" style:family="paragraph" style:parent-style-name="Preformatted_20_Text">
      <style:text-properties style:font-name="Liberation Sans" fo:font-weight="bold" officeooo:rsid="0037f96f" officeooo:paragraph-rsid="0037f96f" style:font-weight-asian="bold" style:font-weight-complex="bold"/>
    </style:style>
    <style:style style:name="P7" style:family="paragraph" style:parent-style-name="Preformatted_20_Text">
      <style:text-properties style:font-name="Liberation Sans" fo:font-weight="bold" officeooo:rsid="0037f96f" officeooo:paragraph-rsid="0038b8a8" style:font-weight-asian="bold" style:font-weight-complex="bold"/>
    </style:style>
    <style:style style:name="P8" style:family="paragraph" style:parent-style-name="Preformatted_20_Text">
      <style:text-properties style:font-name="Liberation Sans" fo:font-weight="bold" style:font-weight-asian="bold" style:font-weight-complex="bold"/>
    </style:style>
    <style:style style:name="P9" style:family="paragraph" style:parent-style-name="Preformatted_20_Text">
      <style:text-properties style:font-name="Liberation Sans" officeooo:rsid="0037f96f" officeooo:paragraph-rsid="0037f96f"/>
    </style:style>
    <style:style style:name="P10" style:family="paragraph" style:parent-style-name="Preformatted_20_Text">
      <style:text-properties style:font-name="Liberation Sans" officeooo:paragraph-rsid="003b5c83"/>
    </style:style>
    <style:style style:name="P11" style:family="paragraph" style:parent-style-name="Preformatted_20_Text">
      <style:text-properties style:font-name="Liberation Sans" officeooo:paragraph-rsid="003a62d8"/>
    </style:style>
    <style:style style:name="P12" style:family="paragraph" style:parent-style-name="Preformatted_20_Text">
      <style:text-properties style:font-name="Liberation Sans" fo:font-weight="normal" officeooo:rsid="0038b8a8" officeooo:paragraph-rsid="0038b8a8" style:font-weight-asian="normal" style:font-weight-complex="normal"/>
    </style:style>
    <style:style style:name="P13" style:family="paragraph" style:parent-style-name="Preformatted_20_Text">
      <loext:graphic-properties draw:fill-hatch-name="hatch"/>
      <style:paragraph-properties fo:margin-left="0in" fo:margin-right="0in" fo:text-indent="0in" style:auto-text-indent="false">
        <style:tab-stops/>
      </style:paragraph-properties>
      <style:text-properties style:font-name="Liberation Sans" officeooo:paragraph-rsid="0038b8a8"/>
    </style:style>
    <style:style style:name="P14" style:family="paragraph" style:parent-style-name="Preformatted_20_Text">
      <loext:graphic-properties draw:fill-gradient-name="gradient" draw:fill-hatch-name="hatch"/>
      <style:paragraph-properties fo:margin-left="0in" fo:margin-right="0in" fo:text-indent="0in" style:auto-text-indent="false">
        <style:tab-stops/>
      </style:paragraph-properties>
      <style:text-properties style:font-name="Liberation Sans" officeooo:paragraph-rsid="0038b8a8"/>
    </style:style>
    <style:style style:name="P15" style:family="paragraph" style:parent-style-name="Preformatted_20_Text">
      <loext:graphic-properties draw:fill-hatch-name="hatch"/>
      <style:paragraph-properties fo:margin-left="0in" fo:margin-right="0in" fo:text-indent="0in" style:auto-text-indent="false">
        <style:tab-stops/>
      </style:paragraph-properties>
      <style:text-properties style:font-name="Liberation Sans" officeooo:paragraph-rsid="0044a214"/>
    </style:style>
    <style:style style:name="P16" style:family="paragraph" style:parent-style-name="Preformatted_20_Text">
      <style:text-properties style:font-name="Liberation Sans" officeooo:rsid="004126f6" officeooo:paragraph-rsid="004126f6"/>
    </style:style>
    <style:style style:name="P17" style:family="paragraph" style:parent-style-name="Preformatted_20_Text">
      <style:text-properties style:font-name="Liberation Sans" style:text-underline-style="solid" style:text-underline-width="auto" style:text-underline-color="font-color" officeooo:rsid="004126f6" officeooo:paragraph-rsid="004126f6"/>
    </style:style>
    <style:style style:name="T1" style:family="text">
      <style:text-properties fo:font-weight="bold" style:font-weight-asian="bold" style:font-weight-complex="bold"/>
    </style:style>
    <style:style style:name="T2" style:family="text">
      <style:text-properties fo:font-weight="bold" officeooo:rsid="0038b8a8" style:font-weight-asian="bold" style:font-weight-complex="bold"/>
    </style:style>
    <style:style style:name="T3" style:family="text">
      <style:text-properties fo:font-weight="bold" officeooo:rsid="0044a214" style:font-weight-asian="bold" style:font-weight-complex="bold"/>
    </style:style>
    <style:style style:name="T4" style:family="text">
      <style:text-properties officeooo:rsid="0037f96f"/>
    </style:style>
    <style:style style:name="T5" style:family="text">
      <style:text-properties officeooo:rsid="0038b8a8"/>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3a62d8"/>
    </style:style>
    <style:style style:name="T8" style:family="text">
      <style:text-properties officeooo:rsid="003b5c83"/>
    </style:style>
    <style:style style:name="T9" style:family="text">
      <style:text-properties style:font-name="Liberation Sans"/>
    </style:style>
    <style:style style:name="T10" style:family="text">
      <style:text-properties style:font-name="Liberation Sans" officeooo:rsid="003b5c83"/>
    </style:style>
    <style:style style:name="T11" style:family="text">
      <style:text-properties style:font-name="Liberation Sans" officeooo:rsid="0013f489"/>
    </style:style>
    <style:style style:name="T12" style:family="text">
      <style:text-properties officeooo:rsid="00401ab6"/>
    </style:style>
    <style:style style:name="T13" style:family="text">
      <style:text-properties officeooo:rsid="004126f6"/>
    </style:style>
    <style:style style:name="T14" style:family="text">
      <style:text-properties officeooo:rsid="0041d94d"/>
    </style:style>
    <style:style style:name="T15" style:family="text">
      <style:text-properties officeooo:rsid="0042f487"/>
    </style:style>
    <style:style style:name="T16" style:family="text">
      <style:text-properties officeooo:rsid="0044a214"/>
    </style:style>
    <style:style style:name="T17" style:family="text">
      <style:text-properties officeooo:rsid="0044b65a"/>
    </style:style>
    <style:style style:name="T18" style:family="text">
      <style:text-properties officeooo:rsid="00488064"/>
    </style:style>
    <style:style style:name="T19" style:family="text">
      <style:text-properties officeooo:rsid="004b50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int Multiple Mails into Single PDF</text:p>
      <text:p text:style-name="P4"/>
      <text:p text:style-name="P5">Two options are available to print multiple mails into single PDF: <text:span text:style-name="T1">Default</text:span> and <text:span text:style-name="T1">Merge</text:span>.</text:p>
      <text:p text:style-name="P4"/>
      <text:p text:style-name="P6">Default Option</text:p>
      <text:p text:style-name="P9"/>
      <text:p text:style-name="P10">MBox Viewer concatenates <text:span text:style-name="T15">headers and </text:span>content of all mails <text:span text:style-name="T12">into a single HTML file </text:span>and <text:span text:style-name="T15">requests</text:span> Edge or Chrome Web Browser to convert HTML <text:span text:style-name="T12">file</text:span> into PDF. MBox Viewer's default solution is non-standard and <text:span text:style-name="T5">in </text:span><text:span text:style-name="T2">rare cases</text:span><text:span text:style-name="T5"> </text:span>can affect font sizes <text:span text:style-name="T8">and possibly other formatting </text:span>in all mails. <text:span text:style-name="T12">If the generated PDF file didn’t meet expectation, please consider running “Merge” option.</text:span></text:p>
      <text:p text:style-name="P4"/>
      <text:p text:style-name="P11">Starting with version 1.0.3.32, MBox Viewer was enhanced to <text:span text:style-name="T4">practically </text:span>eliminate the impact of email concatenation on the font sizes <text:span text:style-name="T17">in most cases </text:span><text:span text:style-name="T18">and therefore you may need to rely on “Merge” option </text:span><text:span text:style-name="T19">on rare </text:span><text:span text:style-name="T18">occasio</text:span><text:span text:style-name="T19">ns</text:span><text:span text:style-name="T18"> only.</text:span></text:p>
      <text:p text:style-name="P11"/>
      <text:p text:style-name="P11">Print to PDF Default option offers some benefits not available when using the "Merge" option. Multiple small mails can be placed on a single page <text:span text:style-name="T4">while in the “Merge” option each mail will start new page.</text:span></text:p>
      <text:p text:style-name="P11"/>
      <text:p text:style-name="P11"><text:span text:style-name="T8">Also, u</text:span><text:span text:style-name="T7">ser</text:span><text:span text:style-name="T8">s</text:span> can configure MBox Viewer to print page break after each mail or after each conversation thread of mails. Select "File--&gt;Print Config --&gt; PDF document options --&gt; Page Break After Each Mail/Page <text:span text:style-name="T7">or </text:span>Break After Each Conversation Thread".</text:p>
      <text:p text:style-name="P4"/>
      <text:p text:style-name="P7"><text:span text:style-name="T5">Merge</text:span> Option</text:p>
      <text:p text:style-name="P7"/>
      <text:p text:style-name="P12">Merge option applies to multiple mails only. Right-click on selected mails and select "Print Selected Mails <text:span text:style-name="T8">T</text:span>o --&gt; PDF --&gt; Merge" option. This will print all selected mails into separate PDF files first and then merge them into a single target PDF file <text:span text:style-name="T8">using free PDFBox tool.</text:span></text:p>
      <text:p text:style-name="P12"/>
      <text:p text:style-name="P15">Conversion of mails into PDF format by Edge or Chrome Browsers is typically high quality and the merging process typically preserves original quality. <text:span text:style-name="T3">Merged file is typically much larger</text:span><text:span text:style-name="T16"> than the size of PDF file generated by Default option. </text:span><text:span text:style-name="T15">It looks like that PDFBox tools is not able to reduce redundant </text:span><text:span text:style-name="T16">font, etc </text:span><text:span text:style-name="T15">definitions when merging.</text:span></text:p>
      <text:p text:style-name="P14"/>
      <text:p text:style-name="P13">Each mail starts at the beginning of a page in the merged PDF. This may be considered less than optimal for small mails. </text:p>
      <text:p text:style-name="P13"/>
      <text:p text:style-name="P1"><text:span text:style-name="T9">In order to run Merge mode, users must install free java PDFBox command line tool and Java VM. Java VM is typically installed on Windows but PDFBox application must be downloaded from the following link </text:span><text:a xlink:type="simple" xlink:href="https://pdfbox.apache.org/download.html" text:style-name="Internet_20_link" text:visited-style-name="Visited_20_Internet_20_Link"><text:span text:style-name="T9">PDFBox</text:span></text:a><text:span text:style-name="T9">.</text:span></text:p>
      <text:p text:style-name="P4"/>
      <text:p text:style-name="P4">Please download the latest pdfbox-app-3.*.jar file and install in <text:span text:style-name="T6">the same directory as mboxview.exe</text:span>.</text:p>
      <text:p text:style-name="P4"/>
      <text:p text:style-name="P4">Also, check whether java.exe is installed on your system as follow:</text:p>
      <text:p text:style-name="P4"/>
      <text:p text:style-name="P4">Start Command Prompt and type <text:span text:style-name="T1">where java</text:span>. If java.exe is not listed in the output, you need to install java for Windows. You may also have to update PATH system environmental variable and restart Explorer and MBox Viewer.</text:p>
      <text:p text:style-name="P4"/>
      <text:p text:style-name="P2"><text:span text:style-name="T10">Free </text:span><text:span text:style-name="T9">Java 8 can be downloaded from </text:span><text:a xlink:type="simple" xlink:href="https://www.oracle.com/technetwork/java/javase/downloads/jdk8-downloads-2133151.html" text:style-name="Internet_20_link" text:visited-style-name="Visited_20_Internet_20_Link"><text:span text:style-name="T11">jdk8-downloads</text:span></text:a><text:span text:style-name="T9">.</text:span></text:p>
      <text:p text:style-name="P4"/>
      <text:p text:style-name="P8">Performance</text:p>
      <text:p text:style-name="P4"/>
      <text:p text:style-name="P4"><text:span text:style-name="T14">The </text:span>Maximum number of mails that can be merged by <text:span text:style-name="T8">both</text:span> options depends on the complexity and size of mails to be merged.</text:p>
      <text:p text:style-name="P4"/>
      <text:p text:style-name="P4">Merging may take minutes when merging relatively small plain text mails or it may take hours when merging a large number of business mails with hyperlinks, graphics, tables, etc.</text:p>
      <text:p text:style-name="P4"/>
      <text:p text:style-name="P17">Printing Simple Plain Text Mails Example</text:p>
      <text:p text:style-name="P16"><text:soft-page-break/></text:p>
      <text:p text:style-name="P16">Print of 2673 of simple plain text mails in <text:span text:style-name="T1">Default</text:span> mode took 13 minutes (780 seconds) and generated the PDF file of <text:span text:style-name="T1">19MB</text:span> size.</text:p>
      <text:p text:style-name="P16"/>
      <text:p text:style-name="P16">Print of 2673 of simple plain text mails in <text:span text:style-name="T1">Merge</text:span> mode took 32 minutes (1,920 seconds) and generated the PDF file of <text:span text:style-name="T1">181MB</text:span> size.</text:p>
      <text:p text:style-name="P16"/>
      <text:p text:style-name="P16">User should always try first <text:span text:style-name="T14">the </text:span>Default mode and try the Merge mode only if Default mode has issues.</text:p>
      <text:p text:style-name="P4"/>
      <text:p text:style-name="P17">Printing of mix of Simple Plain Text Mails and Complex from Business Mails Example</text:p>
      <text:p text:style-name="P17"/>
      <text:p text:style-name="P4"><text:span text:style-name="T13">R</text:span>unning <text:span text:style-name="T13">M</text:span>erge option, it took 3 hours to print 3926 mails, a mix of simple and business mails, into separate PDFs and another 40 minutes to merge them by PDFBox. Task Manager was showing that PDFBox process memory utilization was close to 8<text:span text:style-name="T8">GB</text:span>.</text:p>
      <text:p text:style-name="P4"/>
      <text:p text:style-name="P4"><text:span text:style-name="T8">Default o</text:span>ption never finished with the same set of mails. <text:span text:style-name="T8">Test was</text:span> canceled when it didn't finish within 5 hours.</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dc:date>2023-11-14T22:37:37.646000000</dc:date>
    <dc:creator>Zbigniew Minciel</dc:creator>
    <meta:editing-duration>PT3H25M44S</meta:editing-duration>
    <meta:editing-cycles>38</meta:editing-cycles>
    <meta:document-statistic meta:table-count="0" meta:image-count="0" meta:object-count="0" meta:page-count="2" meta:paragraph-count="26" meta:word-count="638" meta:character-count="3728" meta:non-whitespace-character-count="3120"/>
  </office:meta>
</office:document-meta>
</file>